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688dcd"/>
    </style:style>
    <style:style style:name="P3"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4" style:family="paragraph" style:parent-style-name="Standard">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P5" style:family="paragraph" style:parent-style-name="Standard">
      <style:paragraph-properties fo:margin-top="0cm" fo:margin-bottom="0cm" style:contextual-spacing="false" fo:line-height="138%" fo:text-align="justify" style:justify-single-word="false" style:writing-mode="lr-tb"/>
      <style:text-properties officeooo:paragraph-rsid="006a76af"/>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d214"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626a3"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66b8c4"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688dcd"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officeooo:rsid="00669ec9"/>
    </style:style>
    <style:style style:name="T13" style:family="text">
      <style:text-properties fo:font-style="italic" style:font-style-asian="italic" style:font-style-complex="italic"/>
    </style:style>
    <style:style style:name="T14" style:family="text">
      <style:text-properties fo:font-style="italic" officeooo:rsid="00669ec9" style:font-style-asian="italic" style:font-style-complex="italic"/>
    </style:style>
    <style:style style:name="T15" style:family="text">
      <style:text-properties fo:font-style="italic" officeooo:rsid="0068d214" style:font-style-asian="italic" style:font-style-complex="italic"/>
    </style:style>
    <style:style style:name="T16" style:family="text">
      <style:text-properties officeooo:rsid="0068d21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5">8</text:span><text:span text:style-name="T1">.</text:span><text:span text:style-name="T4">1</text:span><text:span text:style-name="T2">.</text:span><text:span text:style-name="T7">5</text:span><text:span text:style-name="T3">.</text:span><text:span text:style-name="T6">1</text:span><text:span text:style-name="T4">.</text:span><text:span text:style-name="T1"> </text:span><text:span text:style-name="T7">Dibujar </text:span><text:span text:style-name="T8">figuras</text:span><text:span text:style-name="T7"> con subtareas</text:span></text:p>
      <text:p text:style-name="P1"/>
      <text:p text:style-name="P6"><text:span text:style-name="T12">C</text:span>ompletá el programa para lograr el mismo tablero que en la<text:span text:style-name="T16">s</text:span> actividad<text:span text:style-name="T16">es</text:span> <text:span text:style-name="T13">“</text:span><text:span text:style-name="T14">Ludo loco, toma </text:span><text:span text:style-name="T15">1</text:span><text:span text:style-name="T14">”</text:span><text:span text:style-name="T12"> o </text:span><text:span text:style-name="T14">“Ludo loco, toma </text:span><text:span text:style-name="T15">2</text:span><text:span text:style-name="T14">”</text:span><text:span text:style-name="T12">, o sea, el siguiente tablero (mostrado con y sin vestimenta):</text:span> </text:p>
      <text:p text:style-name="P4"><draw:frame draw:style-name="fr1" draw:name="Image1" text:anchor-type="as-char" svg:width="3.895cm" svg:height="3.958cm" draw:z-index="0"><draw:image xlink:href="https://lh3.googleusercontent.com/OelouyhpUcZLOYw2Ut0qHAMTB8OEKodiC6MTOO6hR21qmZLWyIJDALbXelR1IzO4K5KwaXK1GWD5VJ2dhn-msRXoAtQS6yxoQKYipzC58u4e4G4kLxMEz33RXPcN_TyCxybzhud3" xlink:type="simple" xlink:show="embed" xlink:actuate="onLoad"/></draw:frame> <text:s text:c="10"/><draw:frame draw:style-name="fr1" draw:name="Image2" text:anchor-type="as-char" svg:width="3.874cm" svg:height="3.958cm" draw:z-index="1"><draw:image xlink:href="https://lh5.googleusercontent.com/DF5AvE1Nq-tuI7DmVNHyzyaLeFeAgS9I6LUotQKTTfbnWgz3Sjkhvk-H2LCoc1kqQGQs5vmn22uyf5QtxJ6xCuju4Px6TgPzVShTh5FWAt5biSn12TGj4h5NoxCtqYIylRxjPw2v" xlink:type="simple" xlink:show="embed" xlink:actuate="onLoad"/></draw:frame> </text:p>
      <text:p text:style-name="P5"><text:bookmark text:name="docs-internal-guid-eb2c7d69-0d22-38a4-a442-d274fde64168"/><text:span text:style-name="T9">La diferencia es que esta vez el procedimiento para dibujar cuadrados ya viene hecho, y vos tenés que hacer los procedimientos que definen las subtareas para ese dibujo. Además, fijate que para posicionar el cabezal antes de cada dibujo ahora contás con un procedimiento primitivo parametrizado:</text:span></text:p>
      <text:p text:style-name="P5"><text:bookmark text:name="docs-internal-guid-eb2c7d69-0d23-770c-998c-c5d660b61f01"/><text:span text:style-name="T10">PosicionarseEnLaEsquinaParaUnCuadradoDeTamaño</text:span><text:span text:style-name="T11"> </text:span><text:span text:style-name="T9">.</text:span></text:p>
      <text:p text:style-name="P3"/>
      <text:p text:style-name="P3">Como antes, acordate que pasar argumentos es una forma de indicarle a un comando con qué dato queremos que trabaje, y tené en cuenta que la cantidad y orden de los argumentos debe coincidir con la cantidad y orden de los parámetro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0-11T17:33:22.374000000</dc:date>
    <meta:editing-duration>PT4H28M10S</meta:editing-duration>
    <meta:editing-cycles>74</meta:editing-cycles>
    <meta:generator>LibreOffice/4.2.5.2$Windows_x86 LibreOffice_project/6ff819b65674ae6c83f3cbab9e4a4c2b292a7a94</meta:generator>
    <meta:document-statistic meta:table-count="0" meta:image-count="2" meta:object-count="0" meta:page-count="1" meta:paragraph-count="6" meta:word-count="127" meta:character-count="811" meta:non-whitespace-character-count="675"/>
  </office:meta>
</office:document-meta>
</file>